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table:style-name="Default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14:00:07.0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0T14:02:44.636000000</dc:date>
    <meta:editing-duration>P7DT21H30M21S</meta:editing-duration>
    <meta:editing-cycles>3540</meta:editing-cycles>
    <meta:document-statistic meta:table-count="6" meta:cell-count="9734" meta:object-count="0"/>
    <meta:user-defined meta:name="qrichtext">1</meta:user-defined>
  </office:meta>
</office:document-meta>
</file>